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er">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rmup Project Report</text:p>
      <text:p text:style-name="Standard"/>
      <text:p text:style-name="Standard">Wall Following:</text:p>
      <text:p text:style-name="Standard"><text:tab/>When following a wall my goal is to track two points on the wall relative to the Neato, one at 30 degrees below 90 and one at 30 degrees above 90 (for the right side add 180 to each). To detect a wall I sample all 4 points (2 on each side) around the Neato. If either side has valid measurements at both its points I've “detected” a wall on that side, left taking precedence if all points are found. I use simple proportional control to set my angular velocity proportional to the difference between the two range values. I set the coefficient to 1 because it was fast enough that the Neato could align to the wall fairly quickly while not overshooting. During wall following the Neato moves slowly at a set linear velocity of .3 while continually correcting its angle.</text:p>
      <text:p text:style-name="Standard"><text:tab/>I wanted to be able to set the distance between the Neato and the wall its following. I added a second term to the angular velocity calculation which is proportional to the difference between the Neato's actual distance from the wall and my desired distance. The actual distance is calculated with a little trig and my two wall reference points. I lowered the coefficient on this term to half the coefficient on the “parralleling” because I like the pace at which it curves into its final parallel positioning.</text:p>
      <text:p text:style-name="Standard"><text:tab/>When I started working, my Neato's wall reference points were 45 degrees off from 90. This meant that I needed to be very close to the wall to get consistent measurements and would also need a longer wall to follow. Decreasing the angle to 30 degrees helped this issue, though it reduced the natural cornering abilities when very close to a wall.</text:p>
      <text:p text:style-name="Standard"/>
      <text:p text:style-name="Standard">Obstacle Avoidance:</text:p>
      <text:p text:style-name="Standard"><text:tab/>My obstacle avoidance method starts by finding all scan points that fall in the 60 degree arc directly in front of the Neato and are less that 1 meter away. To determine which direction to turn I simply count whether the left or right ( &gt; or &lt; than 0 degrees) side of my field of view has more obstacle points and then turn away from that side. Angular velocity is inversely proportional to the average distance to the obstacles so that the Neato turns faster as it approaches obstacles. The linear speed is directly proportional to the Neato's average distant to the obstacles so that as it approaches obstacles the Neato slows down. </text:p>
      <text:p text:style-name="Standard"><text:tab/>I faced many problems with my object avoidance. I added the linear velocity scaling because there were many times that the robot just did not have enough time to turn out of the way before hitting an object. My direction determination used to default left when both left and right sides had an equal number of obstacle points. This case comes up quite often in the fully saturated case (i.e. a wall) so my robot would turn left more often then right. To remedy this I now default to the last calculated direction, adding variance to the behavior. </text:p>
      <text:p text:style-name="Standard"/>
      <text:p text:style-name="Standard">Finite State Machine:</text:p>
      <text:p text:style-name="Standard"><text:tab/>I wanted to switch between my two behavior modes in what I thought would be the most direct way. The basic idea is to switch to wall following when the Neato detects a wall and to switch to obstacle avoidance when I detect an obstacle. However, this proved to be much more complex than I had originally imagined. My first issue arose when the Neato got stuck in a constantly mode switching state. This occurred whenever the Neato was following a wall and found an obstacle, in retrospect this problem should have been obvious. I combated this in two ways, firstly I shortened the wall detection range so that the Neato could obstacle avoid freely in the middle of the room without constantly detecting walls. Secondly, whenever the Neato was wall following and found an obstacle it would first turn away from the wall until no wall was detected and then switch to the object avoidance mode. This proved to be successful at preventing most mode oscillating states however, it introduced a new <text:soft-page-break/>problem. When a wall was initially detected the Neato often faced the wall, immediately detected it as an obstacle, and proceeded to turn away. To prevent this I added an extra condition: only after the Neato became parellel to a wall could it trigger the “now following...” state and then had the ability to turn away from the wall to avoid an obstacle. An additional problem occurred when the Neato tried to follow a wall too closely and simply detected the wall as an obstacle in its peripheral vision. To combat this I lowered the obstacle finding view angle specifically during the wall following mode. <text:s/></text:p>
      <text:p text:style-name="Standard"/>
      <text:p text:style-name="Standard">Code Structure:</text:p>
      <text:p text:style-name="Standard"><text:tab/>I decided to keep the entire behavior in a single script, breaking it up into modules seemed unnecessary and wouldn't allow me to write all functionality directly into my main Robot() class. The Robot() class keeps track of all important system wide states as well as user determined constants. The run() function contains the main 10 Hz message publishing loop. The two behavior functions, object_avoidance and wall_follow, simply update the message that is sent. The find_obstacle and find_wall functions were separated from their respective behaviors so that they could be used in behavior transitions. A separate thread constantly waits for keyboard input to manually switch modes or to use teleop control.</text:p>
      <text:p text:style-name="Standard"/>
      <text:p text:style-name="Standard">Future Work:</text:p>
      <text:p text:style-name="Standard"><text:tab/>Obstacle avoidance could be significantly improved with more sophisticated obstacle characterization. I would like to detect distinct objects allowing the Neato to better traverse between objects, rather than avoid objects all together. This would also help lead to the eventual goal of point to point traversal with obstacle avoidance.</text:p>
      <text:p text:style-name="Standard"><text:tab/>I was surprised with how fun and interesting the finite state transition tuning became. I would like to continue to develop my state transitions to become cleaner and more logical. Hopefully, I could avoid all mode oscillating states and make my robot's transitions seem natural.</text:p>
      <text:p text:style-name="Standard"/>
      <text:p text:style-name="Standard">Learning:</text:p>
      <text:p text:style-name="Standard"><text:tab/>Firstly, I learned how fun it was to play with code in a real world system. Unlike Turtlesim, the Neato moved with a sort of personality which I created, a very rewarding experience. In terms of technical learning I got to experience the cliché of real world sensors causing unforeseen errors. But more importantly I discovered <text:s/>that difficult tasks can be accomplished with limited information and feedback control. For example, I was surprised with the success of my extremely simple object avoidance direction determination. I also found out the importance of finite state transitions; they often contain the real “intelligence” of robotics, allowing robots to seem natural and consc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Brendan Caporalett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0T22:53:01</meta:creation-date>
    <dc:date>2014-09-21T01:49:20</dc:date>
    <meta:editing-duration>PT23M27S</meta:editing-duration>
    <meta:editing-cycles>16</meta:editing-cycles>
    <meta:generator>LibreOffice/3.5$Linux_X86_64 LibreOffice_project/350m1$Build-2</meta:generator>
    <meta:document-statistic meta:table-count="0" meta:image-count="0" meta:object-count="0" meta:page-count="2" meta:paragraph-count="18" meta:word-count="1113" meta:character-count="6565" meta:non-whitespace-character-count="5455"/>
  </office:meta>
</office:document-meta>
</file>